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ext" style:name="a7b5280"/>
    <style:style style:family="table-cell" style:name="a52f236">
      <style:table-cell-properties/>
    </style:style>
    <style:style style:family="paragraph" style:name="a4f3313"/>
    <style:style style:family="text" style:name="ae66953"/>
    <style:style style:family="table-cell" style:name="a133552">
      <style:table-cell-properties/>
    </style:style>
    <style:style style:family="paragraph" style:name="a95e48b"/>
    <style:style style:family="text" style:name="a4a548d"/>
    <style:style style:family="table-cell" style:name="ae1e661">
      <style:table-cell-properties/>
    </style:style>
    <style:style style:family="paragraph" style:name="aa69e9e"/>
    <style:style style:family="text" style:name="ad48746"/>
    <style:style style:family="table-cell" style:name="acf3ebf">
      <style:table-cell-properties/>
    </style:style>
    <style:style style:family="paragraph" style:name="a57c94a"/>
    <style:style style:family="text" style:name="a69247b"/>
    <style:style style:family="table-cell" style:name="a4c806b">
      <style:table-cell-properties/>
    </style:style>
    <style:style style:family="paragraph" style:name="a4617fb"/>
    <style:style style:family="text" style:name="a0634d6"/>
    <style:style style:family="table-cell" style:name="ac4d045">
      <style:table-cell-properties/>
    </style:style>
    <style:style style:family="paragraph" style:name="a6425dd"/>
    <style:style style:family="text" style:name="a19af2b"/>
    <style:style style:family="table-cell" style:name="a25c17b">
      <style:table-cell-properties/>
    </style:style>
    <style:style style:family="paragraph" style:name="ade61fb"/>
    <style:style style:family="text" style:name="a42bd95"/>
    <style:style style:family="table-cell" style:name="aa60d4a">
      <style:table-cell-properties/>
    </style:style>
    <style:style style:family="paragraph" style:name="a59c578"/>
    <style:style style:family="text" style:name="ab71d50"/>
    <style:style style:family="table-cell" style:name="abd9f1e">
      <style:table-cell-properties/>
    </style:style>
    <style:style style:family="paragraph" style:name="a8a93ab"/>
    <style:style style:family="text" style:name="a3d0943"/>
    <style:style style:family="table-cell" style:name="a6df69f">
      <style:table-cell-properties/>
    </style:style>
    <style:style style:family="paragraph" style:name="a969c6a"/>
    <style:style style:family="text" style:name="a101d0a"/>
    <style:style style:family="table-cell" style:name="a2cee3c">
      <style:table-cell-properties/>
    </style:style>
    <style:style style:family="paragraph" style:name="ad535a7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style-name="ta1">
        <table:table-column table:default-cell-style-name="Default" table:style-name="co1"/>
        <table:table-column table:number-columns-repeated="5"/>
        <table:table-row table:style-name="ro1">
          <table:table-cell table:number-columns-repeated="6"/>
        </table:table-row>
        <table:table-row table:number-rows-repeated="4">
          <table:table-cell table:number-columns-repeated="6"/>
        </table:table-row>
        <table:table-row>
          <table:table-cell table:number-columns-repeated="5"/>
          <table:table-cell office:value="2" office:value-type="float" table:style-name="a2cee3c">
            <text:p text:style-name="ad535a7"><text:span text:style-name="a101d0a">2</text:span></text:p>
          </table:table-cell>
        </table:table-row>
        <table:table-row>
          <table:table-cell table:number-columns-repeated="5"/>
          <table:table-cell office:value="3" office:value-type="float" table:style-name="a6df69f">
            <text:p text:style-name="a969c6a"><text:span text:style-name="a3d0943">3</text:span></text:p>
          </table:table-cell>
        </table:table-row>
        <table:table-row>
          <table:table-cell table:number-columns-repeated="5"/>
          <table:table-cell office:value="4" office:value-type="float" table:style-name="abd9f1e">
            <text:p text:style-name="a8a93ab"><text:span text:style-name="ab71d50">4</text:span></text:p>
          </table:table-cell>
        </table:table-row>
        <table:table-row>
          <table:table-cell table:number-columns-repeated="5"/>
          <table:table-cell office:value="5" office:value-type="float" table:style-name="aa60d4a">
            <text:p text:style-name="a59c578"><text:span text:style-name="a42bd95">5</text:span></text:p>
          </table:table-cell>
        </table:table-row>
        <table:table-row>
          <table:table-cell table:number-columns-repeated="5"/>
          <table:table-cell office:value="6" office:value-type="float" table:style-name="a25c17b">
            <text:p text:style-name="ade61fb"><text:span text:style-name="a19af2b">6</text:span></text:p>
          </table:table-cell>
        </table:table-row>
        <table:table-row>
          <table:table-cell table:number-columns-repeated="5"/>
          <table:table-cell office:value="7" office:value-type="float" table:style-name="ac4d045">
            <text:p text:style-name="a6425dd"><text:span text:style-name="a0634d6">7</text:span></text:p>
          </table:table-cell>
        </table:table-row>
        <table:table-row>
          <table:table-cell table:number-columns-repeated="5"/>
          <table:table-cell office:value="8" office:value-type="float" table:style-name="a4c806b">
            <text:p text:style-name="a4617fb"><text:span text:style-name="a69247b">8</text:span></text:p>
          </table:table-cell>
        </table:table-row>
        <table:table-row>
          <table:table-cell table:number-columns-repeated="5"/>
          <table:table-cell office:value="9" office:value-type="float" table:style-name="acf3ebf">
            <text:p text:style-name="a57c94a"><text:span text:style-name="ad48746">9</text:span></text:p>
          </table:table-cell>
        </table:table-row>
        <table:table-row>
          <table:table-cell table:number-columns-repeated="5"/>
          <table:table-cell office:value="10" office:value-type="float" table:style-name="ae1e661">
            <text:p text:style-name="aa69e9e"><text:span text:style-name="a4a548d">10</text:span></text:p>
          </table:table-cell>
        </table:table-row>
        <table:table-row>
          <table:table-cell table:number-columns-repeated="5"/>
          <table:table-cell office:value="11" office:value-type="float" table:style-name="a133552">
            <text:p text:style-name="a95e48b"><text:span text:style-name="ae66953">11</text:span></text:p>
          </table:table-cell>
        </table:table-row>
        <table:table-row>
          <table:table-cell table:number-columns-repeated="5"/>
          <table:table-cell office:value="12" office:value-type="float" table:style-name="a52f236">
            <text:p text:style-name="a4f3313"><text:span text:style-name="a7b5280">12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43</dc:date>
    <meta:editing-cycles>2</meta:editing-cycles>
    <meta:editing-duration>PT0.016S</meta:editing-duration>
  </office:meta>
</office:document-meta>
</file>